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48_orderedField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248_ordered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sue248_orderedField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ssue248_orderedField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